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c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GLC_inflow</text:p>
          </table:table-cell>
          <table:table-cell office:value-type="float" office:value="8.6607428892532" calcext:value-type="float">
            <text:p>8.6607428893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000874676086800352" calcext:value-type="float">
            <text:p>0.0008746761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533561749521609" calcext:value-type="float">
            <text:p>0.0005335617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124642987974607" calcext:value-type="float">
            <text:p>0.0124642988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813256263708829" calcext:value-type="float">
            <text:p>0.0008132563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11311358666195" calcext:value-type="float">
            <text:p>1.1311358666195E-05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114975217510922" calcext:value-type="float">
            <text:p>1.14975217510922E-05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360032724906311" calcext:value-type="float">
            <text:p>0.3600327249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751675650057452" calcext:value-type="float">
            <text:p>0.7516756501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999902539835788" calcext:value-type="float">
            <text:p>0.999902539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560275463600196" calcext:value-type="float">
            <text:p>0.0560275464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101746665394234" calcext:value-type="float">
            <text:p>0.0101746665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2.56392194185123" calcext:value-type="float">
            <text:p>2.5639219419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000336967246425932" calcext:value-type="float">
            <text:p>3.36967246425932E-05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00576199899997061" calcext:value-type="float">
            <text:p>0.005761999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17443586042947" calcext:value-type="float">
            <text:p>0.01744358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685433685689483" calcext:value-type="float">
            <text:p>0.6854336857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999999742973041" calcext:value-type="float">
            <text:p>0.999999743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1.1311878501116" calcext:value-type="float">
            <text:p>1.131187850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3.92652816372521" calcext:value-type="float">
            <text:p>3.926528163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171370162256855" calcext:value-type="float">
            <text:p>0.0017137016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.29107588819311" calcext:value-type="float">
            <text:p>1.2910758882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0847010978178335" calcext:value-type="float">
            <text:p>0.0084701098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331855996044064" calcext:value-type="float">
            <text:p>0.033185599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307854694047139" calcext:value-type="float">
            <text:p>0.0307854694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164060670910726" calcext:value-type="float">
            <text:p>0.0164060671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0342694222712133" calcext:value-type="float">
            <text:p>0.0034269422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00836989505598" calcext:value-type="float">
            <text:p>0.010083699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202279491218325" calcext:value-type="float">
            <text:p>0.2022794912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1.45640023543794" calcext:value-type="float">
            <text:p>1.4564002354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122060871891417" calcext:value-type="float">
            <text:p>0.122060871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287451338916511" calcext:value-type="float">
            <text:p>0.2874513389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987115639275859" calcext:value-type="float">
            <text:p>0.9871156393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993902784415456" calcext:value-type="float">
            <text:p>0.9939027844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2.90910281224713" calcext:value-type="float">
            <text:p>2.9091028122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0158259611771786" calcext:value-type="float">
            <text:p>0.0158259612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0135764210783726" calcext:value-type="float">
            <text:p>0.0135764211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374474970157161" calcext:value-type="float">
            <text:p>0.374474970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36156913764749" calcext:value-type="float">
            <text:p>0.3615691376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1.44543344192415" calcext:value-type="float">
            <text:p>1.4454334419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1.21643209757305" calcext:value-type="float">
            <text:p>1.2164320976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0000400746714380085" calcext:value-type="float">
            <text:p>4.00746714380085E-0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696370668915781" calcext:value-type="float">
            <text:p>0.6963706689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00158578825509883" calcext:value-type="float">
            <text:p>0.0015857883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4.45938392412378" calcext:value-type="float">
            <text:p>4.4593839241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4.09102283667194" calcext:value-type="float">
            <text:p>4.0910228367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1.69128481162495" calcext:value-type="float">
            <text:p>1.691284811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205930880063304" calcext:value-type="float">
            <text:p>0.2059308801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255381785627821" calcext:value-type="float">
            <text:p>0.2553817856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2.10194781476863" calcext:value-type="float">
            <text:p>2.1019478148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1.41763111792749" calcext:value-type="float">
            <text:p>1.4176311179</text:p>
          </table:table-cell>
        </table:table-row>
        <table:table-row table:style-name="ro1">
          <table:table-cell office:value-type="string" calcext:value-type="string">
            <text:p>XCH_ACE</text:p>
          </table:table-cell>
          <table:table-cell office:value-type="float" office:value="0.00000173703634469312" calcext:value-type="float">
            <text:p>0.000001737</text:p>
          </table:table-cell>
        </table:table-row>
        <table:table-row table:style-name="ro1">
          <table:table-cell office:value-type="string" calcext:value-type="string">
            <text:p>ACE_OUT</text:p>
          </table:table-cell>
          <table:table-cell office:value-type="float" office:value="0.00000337946104686876" calcext:value-type="float">
            <text:p>3.37946104686876E-06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000385511510743663" calcext:value-type="float">
            <text:p>3.85511510743663E-05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846005279067676" calcext:value-type="float">
            <text:p>0.8460052791</text:p>
          </table:table-cell>
        </table:table-row>
        <table:table-row table:style-name="ro1">
          <table:table-cell office:value-type="string" calcext:value-type="string">
            <text:p>NDHI</text:p>
          </table:table-cell>
          <table:table-cell office:value-type="float" office:value="1.34873098403727" calcext:value-type="float">
            <text:p>1.348730984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918970153228901" calcext:value-type="float">
            <text:p>0.9189701532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0.498248716801589" calcext:value-type="float">
            <text:p>0.4982487168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4.74042120403007" calcext:value-type="float">
            <text:p>4.740421204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0790405985945669" calcext:value-type="float">
            <text:p>0.0790405986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1.71275577723856" calcext:value-type="float">
            <text:p>1.7127557772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.29191737487058" calcext:value-type="float">
            <text:p>1.2919173749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134784671590151" calcext:value-type="float">
            <text:p>0.1347846716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2.52736546754415" calcext:value-type="float">
            <text:p>2.5273654675</text:p>
          </table:table-cell>
        </table:table-row>
        <table:table-row table:style-name="ro1">
          <table:table-cell office:value-type="string" calcext:value-type="string">
            <text:p>ATP_NGAM</text:p>
          </table:table-cell>
          <table:table-cell office:value-type="float" office:value="2.20563203156686" calcext:value-type="float">
            <text:p>2.2056320316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.39290737062212" calcext:value-type="float">
            <text:p>1.3929073706</text:p>
          </table:table-cell>
        </table:table-row>
      </table:table>
      <table:table table:name="cc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GLC_inflow</text:p>
          </table:table-cell>
          <table:table-cell office:value-type="float" office:value="5.93681261086214" calcext:value-type="float">
            <text:p>5.9368126109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234168655256093" calcext:value-type="float">
            <text:p>0.2341686553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755212478064544" calcext:value-type="float">
            <text:p>0.0755212478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1.3075697582381" calcext:value-type="float">
            <text:p>1.3075697582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494997967660454" calcext:value-type="float">
            <text:p>0.0494997968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940250581841689" calcext:value-type="float">
            <text:p>0.9402505818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1.51363518027834" calcext:value-type="float">
            <text:p>1.5136351803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234868010853403" calcext:value-type="float">
            <text:p>0.2348680109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919816974029883" calcext:value-type="float">
            <text:p>0.919816974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520745635525135" calcext:value-type="float">
            <text:p>0.0005207456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490932267077764" calcext:value-type="float">
            <text:p>0.0490932267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118519414749338" calcext:value-type="float">
            <text:p>0.0118519415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3.76272435016065" calcext:value-type="float">
            <text:p>3.7627243502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403240033999289" calcext:value-type="float">
            <text:p>0.0403240034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0570114463660942" calcext:value-type="float">
            <text:p>0.0570114464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212988754574314" calcext:value-type="float">
            <text:p>0.2129887546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727183144026349" calcext:value-type="float">
            <text:p>0.727183144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160234898474577" calcext:value-type="float">
            <text:p>0.0001602349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2.33967507610994" calcext:value-type="float">
            <text:p>2.339675076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1.36221326329265" calcext:value-type="float">
            <text:p>1.3622132633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562765112500196" calcext:value-type="float">
            <text:p>0.0562765113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.10116995367739" calcext:value-type="float">
            <text:p>1.101169953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183380866368162" calcext:value-type="float">
            <text:p>0.018338086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687369107718163" calcext:value-type="float">
            <text:p>0.0687369108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755608137898438" calcext:value-type="float">
            <text:p>0.0755608138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261122253858165" calcext:value-type="float">
            <text:p>0.0261122254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093216731484115" calcext:value-type="float">
            <text:p>0.0093216731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23693448989811" calcext:value-type="float">
            <text:p>0.023693449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390530545257923" calcext:value-type="float">
            <text:p>0.3905305453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543248550016055" calcext:value-type="float">
            <text:p>0.54324855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433033107957307" calcext:value-type="float">
            <text:p>0.433033108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342713435051507" calcext:value-type="float">
            <text:p>0.3427134351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284925314380003" calcext:value-type="float">
            <text:p>0.2849253144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140424872845662" calcext:value-type="float">
            <text:p>0.1404248728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2.28829208069272" calcext:value-type="float">
            <text:p>2.2882920807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0691607847678018" calcext:value-type="float">
            <text:p>0.0691607848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0845227401427002" calcext:value-type="float">
            <text:p>0.0845227401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1.44150593203698" calcext:value-type="float">
            <text:p>1.44150593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1.69616064428534" calcext:value-type="float">
            <text:p>1.6961606443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1.69556128826175" calcext:value-type="float">
            <text:p>1.6955612883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1.08754478698179" calcext:value-type="float">
            <text:p>1.087544787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00198110920259332" calcext:value-type="float">
            <text:p>0.0019811092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1.72208374493107" calcext:value-type="float">
            <text:p>1.7220837449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0313343195875425" calcext:value-type="float">
            <text:p>0.0313343196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3.08974855063098" calcext:value-type="float">
            <text:p>3.0897485506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2.77436673129303" calcext:value-type="float">
            <text:p>2.7743667313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1.86439210215448" calcext:value-type="float">
            <text:p>1.8643921022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1.31424310937835" calcext:value-type="float">
            <text:p>1.3142431094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223890012442579" calcext:value-type="float">
            <text:p>0.2238900124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.56505842053337" calcext:value-type="float">
            <text:p>1.5650584205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1.73617599616784" calcext:value-type="float">
            <text:p>1.7361759962</text:p>
          </table:table-cell>
        </table:table-row>
        <table:table-row table:style-name="ro1">
          <table:table-cell office:value-type="string" calcext:value-type="string">
            <text:p>XCH_ACE</text:p>
          </table:table-cell>
          <table:table-cell office:value-type="float" office:value="0.000000205561574159436" calcext:value-type="float">
            <text:p>2.05561574159436E-07</text:p>
          </table:table-cell>
        </table:table-row>
        <table:table-row table:style-name="ro1">
          <table:table-cell office:value-type="string" calcext:value-type="string">
            <text:p>ACE_OUT</text:p>
          </table:table-cell>
          <table:table-cell office:value-type="float" office:value="0.00000393510682918461" calcext:value-type="float">
            <text:p>3.93510682918461E-06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000307743756202298" calcext:value-type="float">
            <text:p>3.07743756202298E-05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532701546014791" calcext:value-type="float">
            <text:p>0.532701546</text:p>
          </table:table-cell>
        </table:table-row>
        <table:table-row table:style-name="ro1">
          <table:table-cell office:value-type="string" calcext:value-type="string">
            <text:p>NDHI</text:p>
          </table:table-cell>
          <table:table-cell office:value-type="float" office:value="0.675575978280134" calcext:value-type="float">
            <text:p>0.6755759783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421037282530252" calcext:value-type="float">
            <text:p>0.4210372825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0.181664246738871" calcext:value-type="float">
            <text:p>0.1816642467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2.55915218685639" calcext:value-type="float">
            <text:p>2.5591521869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310200284318136" calcext:value-type="float">
            <text:p>0.3102002843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1.42492344855853" calcext:value-type="float">
            <text:p>1.4249234486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.44825147782314" calcext:value-type="float">
            <text:p>1.4482514778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209785109968808" calcext:value-type="float">
            <text:p>0.2097851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1.61486707756215" calcext:value-type="float">
            <text:p>1.6148670776</text:p>
          </table:table-cell>
        </table:table-row>
        <table:table-row table:style-name="ro1">
          <table:table-cell office:value-type="string" calcext:value-type="string">
            <text:p>ATP_NGAM</text:p>
          </table:table-cell>
          <table:table-cell office:value-type="float" office:value="1.93727906890925" calcext:value-type="float">
            <text:p>1.9372790689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.86937752616886" calcext:value-type="float">
            <text:p>1.8693775262</text:p>
          </table:table-cell>
        </table:table-row>
      </table:table>
      <table:named-expressions/>
      <table:database-ranges>
        <table:database-range table:name="__Anonymous_Sheet_DB__0" table:target-range-address="fcc.A1:fcc.B6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cc.A1:ccc.B6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2:04:49.685288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2:06:36.940965069</dc:date>
    <meta:editing-duration>PT2M25S</meta:editing-duration>
    <meta:editing-cycles>3</meta:editing-cycles>
    <meta:generator>LibreOffice/5.1.6.2$Linux_X86_64 LibreOffice_project/10m0$Build-2</meta:generator>
    <meta:document-statistic meta:table-count="2" meta:cell-count="268" meta:object-count="0"/>
  </office:meta>
</office:document-meta>
</file>